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-0.078cm" table:align="left" style:writing-mode="lr-tb"/>
    </style:style>
    <style:style style:name="Table1.A" style:family="table-column">
      <style:table-column-properties style:column-width="6.304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5.973cm"/>
    </style:style>
    <style:style style:name="Table1.D" style:family="table-column">
      <style:table-column-properties style:column-width="0.062cm"/>
    </style:style>
    <style:style style:name="Table1.1" style:family="table-row">
      <style:table-row-properties style:min-row-height="1.591cm" fo:keep-together="auto"/>
    </style:style>
    <style:style style:name="Table1.A1" style:family="table-cell">
      <style:table-cell-properties style:vertical-align="top" fo:background-color="#e5e5ff" fo:padding-left="0.123cm" fo:padding-right="0.123cm" fo:padding-top="0cm" fo:padding-bottom="0cm" fo:border="0.75pt solid #0000ff" style:writing-mode="lr-tb">
        <style:background-image/>
      </style:table-cell-properties>
    </style:style>
    <style:style style:name="Table1.B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0.75pt solid #0000ff" fo:border-bottom="none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5" style:family="table-row">
      <style:table-row-properties style:min-row-height="3.433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none" fo:border-bottom="0.75pt solid #0000ff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_20_centré">
      <style:paragraph-properties fo:margin-left="0cm" fo:margin-right="0.501cm" fo:text-indent="0cm" style:auto-text-indent="false"/>
      <style:text-properties officeooo:paragraph-rsid="0001da38"/>
    </style:style>
    <style:style style:name="P3" style:family="paragraph" style:parent-style-name="Normal_20_centré">
      <style:paragraph-properties fo:margin-left="0cm" fo:margin-right="0.501cm" fo:text-indent="0cm" style:auto-text-indent="false"/>
      <style:text-properties officeooo:rsid="0001da38" officeooo:paragraph-rsid="0001da38"/>
    </style:style>
    <style:style style:name="P4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/>
    </style:style>
    <style:style style:name="P5" style:family="paragraph" style:parent-style-name="Standard">
      <style:paragraph-properties style:snap-to-layout-grid="false"/>
      <style:text-properties fo:color="#0000ff" loext:opacity="100%" fo:font-weight="bold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8" style:family="paragraph" style:parent-style-name="Standard">
      <style:text-properties fo:font-style="italic" fo:font-weight="bold" style:font-style-asian="italic" style:font-weight-asian="bold"/>
    </style:style>
    <style:style style:name="P9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0" style:family="paragraph" style:parent-style-name="Standard">
      <style:paragraph-properties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1" style:family="paragraph" style:parent-style-name="Standard">
      <style:text-properties fo:font-size="12pt" style:font-size-asian="12pt"/>
    </style:style>
    <style:style style:name="P12" style:family="paragraph" style:parent-style-name="Standard" style:list-style-name="WW8Num4">
      <style:text-properties fo:font-size="12pt" style:font-size-asian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1152ed" officeooo:paragraph-rsid="0001da38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0c0fb9" officeooo:paragraph-rsid="0001da38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01da3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0c67ab" officeooo:paragraph-rsid="0001da38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800000" loext:opacity="100%" fo:font-size="11pt" style:font-size-asian="11pt"/>
    </style:style>
    <style:style style:name="P18" style:family="paragraph" style:parent-style-name="Standard">
      <style:paragraph-properties style:snap-to-layout-grid="false">
        <style:tab-stops>
          <style:tab-stop style:position="2.177cm"/>
        </style:tab-stops>
      </style:paragraph-properties>
    </style:style>
    <style:style style:name="P19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fo:color="#0000ff" loext:opacity="100%" fo:font-size="8pt" fo:font-weight="bold" style:font-size-asian="8pt" style:font-weight-asian="bold"/>
    </style:style>
    <style:style style:name="P20" style:family="paragraph" style:parent-style-name="Standard">
      <style:paragraph-properties fo:margin-top="0.106cm" fo:margin-bottom="0cm" style:contextual-spacing="false" fo:text-align="center" style:justify-single-word="false"/>
      <style:text-properties fo:color="#0000ff" loext:opacity="100%" style:font-name="Times New Roman" fo:font-size="8pt" fo:language="fr" fo:country="FR" fo:font-weight="bold" officeooo:rsid="0001da38" officeooo:paragraph-rsid="0001da38" style:font-name-asian="Times New Roman" style:font-size-asian="8pt" style:font-weight-asian="bold" style:font-name-complex="Times New Roman" style:font-size-complex="10pt"/>
    </style:style>
    <style:style style:name="P21" style:family="paragraph" style:parent-style-name="Standard">
      <style:paragraph-properties fo:margin-left="2.251cm" fo:margin-right="0cm" fo:text-indent="-2.251cm" style:auto-text-indent="false"/>
    </style:style>
    <style:style style:name="P22" style:family="paragraph" style:parent-style-name="Standard">
      <style:paragraph-properties fo:margin-left="2.251cm" fo:margin-right="0cm" fo:text-indent="-2.251cm" style:auto-text-indent="false"/>
      <style:text-properties officeooo:rsid="0001da38" officeooo:paragraph-rsid="0001da38"/>
    </style:style>
    <style:style style:name="P23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</style:style>
    <style:style style:name="P24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2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rsid="0001da38" officeooo:paragraph-rsid="0001da38" style:font-size-asian="12pt" style:font-style-asian="italic" style:font-weight-asian="bold"/>
    </style:style>
    <style:style style:name="P26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rsid="000c67ab" officeooo:paragraph-rsid="0001da38" style:font-size-asian="12pt" style:font-style-asian="italic" style:font-weight-asian="bold" style:font-size-complex="12pt"/>
    </style:style>
    <style:style style:name="P27" style:family="paragraph" style:parent-style-name="Standard">
      <style:paragraph-properties fo:margin-left="0.501cm" fo:margin-right="0.501cm" fo:text-align="justify" style:justify-single-word="false" fo:text-indent="0cm" style:auto-text-indent="false"/>
      <style:text-properties fo:font-size="12pt" style:font-size-asian="12pt"/>
    </style:style>
    <style:style style:name="P28" style:family="paragraph" style:parent-style-name="Standard" style:master-page-name="Standard">
      <style:paragraph-properties style:page-number="auto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11pt" style:font-size-asian="11pt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5" style:family="text">
      <style:text-properties fo:font-size="12pt" fo:font-style="italic" fo:font-weight="bold" style:font-size-asian="12pt" style:font-style-asian="italic" style:font-weight-asian="bold"/>
    </style:style>
    <style:style style:name="T6" style:family="text">
      <style:text-properties fo:font-style="normal" fo:font-weight="normal" style:font-style-asian="normal" style:font-weight-asian="normal"/>
    </style:style>
    <style:style style:name="T7" style:family="text">
      <style:text-properties fo:font-style="normal" fo:font-weight="normal" officeooo:rsid="00110dfb" style:font-style-asian="normal" style:font-weight-asian="normal"/>
    </style:style>
    <style:style style:name="T8" style:family="text">
      <style:text-properties fo:font-style="normal" fo:font-weight="normal" officeooo:rsid="001152ed" style:font-style-asian="normal" style:font-weight-asian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/>
    </style:style>
    <style:style style:name="T10" style:family="text">
      <style:text-properties fo:font-style="normal" style:text-underline-style="solid" style:text-underline-width="auto" style:text-underline-color="font-color" fo:font-weight="normal" officeooo:rsid="0001da38" style:font-style-asian="normal" style:font-weight-asian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56e33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03b673" style:font-style-asian="normal" style:font-weight-asian="normal" style:font-style-complex="normal" style:font-weight-complex="normal"/>
    </style:style>
    <style:style style:name="T15" style:family="text">
      <style:text-properties officeooo:rsid="0001da38"/>
    </style:style>
    <style:style style:name="T16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01da38" style:font-name-asian="Times New Roman" style:font-size-asian="12pt" style:font-style-asian="normal" style:font-weight-asian="normal" style:font-name-complex="Times New Roman" style:font-size-complex="10pt"/>
    </style:style>
    <style:style style:name="T17" style:family="text">
      <style:text-properties officeooo:rsid="00110dfb"/>
    </style:style>
    <style:style style:name="T18" style:family="text">
      <style:text-properties officeooo:rsid="001152ed"/>
    </style:style>
    <style:style style:name="T19" style:family="text">
      <style:text-properties style:text-underline-style="none"/>
    </style:style>
    <style:style style:name="T20" style:family="text">
      <style:text-properties officeooo:rsid="00127d52"/>
    </style:style>
    <style:style style:name="T21" style:family="text">
      <style:text-properties officeooo:rsid="000c0fb9"/>
    </style:style>
    <style:style style:name="T22" style:family="text">
      <style:text-properties officeooo:rsid="000c67ab"/>
    </style:style>
    <style:style style:name="T23" style:family="text">
      <style:text-properties officeooo:rsid="00031f7c"/>
    </style:style>
    <style:style style:name="T24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9"/>
            <text:p text:style-name="P20">STAGE ANR MARITEM</text:p>
            <text:p text:style-name="P20">ENC M2 TNAH</text:p>
            <text:p text:style-name="P4"/>
            <text:p text:style-name="P4"/>
          </table:table-cell>
          <table:table-cell table:style-name="Table1.B1" office:value-type="string">
            <text:p text:style-name="P5"/>
            <text:p text:style-name="P6"/>
            <text:p text:style-name="P7">C.R. REUNION <text:span text:style-name="T23">1</text:span></text:p>
          </table:table-cell>
          <table:table-cell table:style-name="Table1.C1" table:number-columns-spanned="2" office:value-type="string">
            <text:p text:style-name="P9"/>
            <text:p text:style-name="P8">Date<text:tab/>: <text:span text:style-name="T15">04</text:span>/0<text:span text:style-name="T15">3</text:span>/20<text:span text:style-name="T15">21</text:span></text:p>
            <text:p text:style-name="P8">Auteur<text:tab/>: <text:span text:style-name="T15">Pierre </text:span>Tuloup</text:p>
          </table:table-cell>
          <table:covered-table-cell/>
        </table:table-row>
        <table:table-row table:style-name="Table1.4">
          <table:table-cell table:style-name="Table1.A2" table:number-columns-spanned="3" office:value-type="string">
            <text:p text:style-name="P10"/>
            <text:p text:style-name="Standard"><text:span text:style-name="T2">Participants</text:span><text:span text:style-name="T1"> :</text:span><text:tab/></text:p>
            <text:p text:style-name="P22"><text:span text:style-name="T3">Mme Chaillou-Amadieu, Mme Mariotti, Mr Camps, Mr Saviotti, Mr Tuloup</text:span></text:p>
            <text:p text:style-name="P21"><text:span text:style-name="T3"/></text:p>
          </table:table-cell>
          <table:covered-table-cell/>
          <table:covered-table-cell/>
          <table:table-cell table:style-name="Table1.D2" office:value-type="string">
            <text:p text:style-name="P18"/>
          </table:table-cell>
        </table:table-row>
        <table:table-row table:style-name="Table1.4">
          <table:table-cell table:style-name="Table1.A3" table:number-columns-spanned="4" office:value-type="string">
            <text:p text:style-name="P2"><text:span text:style-name="T16">Objectif</text:span><text:span text:style-name="T6"> : </text:span><text:span text:style-name="T7">Initialisation de la phase préparatoire des travaux </text:span><text:span text:style-name="T8">en vue de la modélisation des données.</text:span></text:p>
            <text:p text:style-name="P3"><text:span text:style-name="T8">Dé</text:span><text:span text:style-name="T6">but du stage : 15/03/2021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24"/>
            <text:p text:style-name="P23"><text:span text:style-name="T4">Résumé</text:span><text:span text:style-name="T5"> :</text:span></text:p>
            <text:p text:style-name="P13">Problématique : <text:span text:style-name="T15">Phase préparatoire à la m</text:span>odélisation des données</text:p>
            <text:p text:style-name="P14"/>
            <text:p text:style-name="P15"><text:span text:style-name="T17">Echanges </text:span><text:span text:style-name="T18">introductifs </text:span><text:span text:style-name="T17">relatifs à l’avancée</text:span><text:span text:style-name="T21"> des recherches sur les différentes scripta (française, outre-mer) en fonction des époques. Différentes graphies : Nord de la France, Italie.</text:span></text:p>
            <text:p text:style-name="P15"/>
            <text:p text:style-name="P15"><text:span text:style-name="T18">Echanges permettant d’arrêter l</text:span><text:span text:style-name="T20">e séquencement</text:span><text:span text:style-name="T18"> de</text:span><text:span text:style-name="T20">s étapes.</text:span></text:p>
            <text:p text:style-name="P27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24"/>
            <text:p text:style-name="P25">Actions <text:span text:style-name="T19">:</text:span></text:p>
            <text:p text:style-name="P25"><text:span text:style-name="T12"/></text:p>
            <text:p text:style-name="P14">Solution 1</text:p>
            <text:p text:style-name="P14"/>
            <text:p text:style-name="P14">- Résolution des abréviations avec réseau de neurones.</text:p>
            <text:p text:style-name="P14">- Stockage de l’échantillonnage dans un même fichier OU création de fichiers séparés.</text:p>
            <text:p text:style-name="P14">- Mise en place d’un outil de résolution des abréviations.</text:p>
            <text:p text:style-name="P14"/>
            <text:p text:style-name="P14">Solution 2</text:p>
            <text:p text:style-name="P14"/>
            <text:p text:style-name="P14">- Mise en place de la chaine de transformation de Transkribus vers une édition TEI à couches.</text:p>
            <text:p text:style-name="P14">- <text:span text:style-name="T22">Normaliser les formes de lettres.</text:span></text:p>
            <text:p text:style-name="P14">- Passer d’un export à une version avec segmentation modernisée.</text:p>
            <text:p text:style-name="P14">- Garder la trace de la résolution d’origine ainsi que la transformation.</text:p>
            <text:p text:style-name="P14">- <text:span text:style-name="T20">Traitement des fichiers en Python</text:span></text:p>
            <text:p text:style-name="P14">- Importer une DTD (la redéfinir si besoin).</text:p>
            <text:p text:style-name="P14"/>
            <text:p text:style-name="P16">Documents communiqués</text:p>
            <text:p text:style-name="P16"/>
            <text:p text:style-name="P16">- Export ALTO </text:p>
            <text:p text:style-name="P26"><text:span text:style-name="T12">- Export</text:span><text:span text:style-name="T14">s</text:span><text:span text:style-name="T12"> TEI </text:span><text:span text:style-name="T13">allographétique et graphématique</text:span></text:p>
          </table:table-cell>
          <table:covered-table-cell/>
          <table:covered-table-cell/>
          <table:covered-table-cell/>
        </table:table-row>
      </table:table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style:font-size-asian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loext:opacity="100%"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01cm" fo:margin-right="0.501cm" fo:line-height="150%" fo:text-align="justify" style:justify-single-word="false" fo:text-indent="0cm" style:auto-text-indent="false" fo:keep-with-next="always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Normal_20_centré" style:display-name="Normal centré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language-asian="fr" style:country-asian="FR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Exe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cm"><text:p text:style-name="Header"><text:span text:style-name="Page_20_Number"><text:page-number text:select-page="current">0</text:page-number></text:span><text:span text:style-name="Page_20_Number">/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RECHERCHE AVANCEE</dc:title>
    <meta:initial-creator>RECHERCHE AVANCEE</meta:initial-creator>
    <meta:creation-date>2002-06-24T09:40:00</meta:creation-date>
    <dc:date>2021-03-14T14:04:41.892652220</dc:date>
    <meta:print-date>2002-06-11T10:46:00</meta:print-date>
    <meta:editing-cycles>8</meta:editing-cycles>
    <meta:editing-duration>PT8M37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29" meta:word-count="200" meta:character-count="1257" meta:non-whitespace-character-count="1084"/>
  </office:meta>
</office:document-meta>
</file>